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JetBrains Mono Light" svg:font-family="'JetBrains Mono 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833cm" table:align="left"/>
    </style:style>
    <style:style style:name="Table1.A" style:family="table-column">
      <style:table-column-properties style:column-width="1.229cm"/>
    </style:style>
    <style:style style:name="Table1.B" style:family="table-column">
      <style:table-column-properties style:column-width="13.603cm"/>
    </style:style>
    <style:style style:name="Table1.A1" style:family="table-cell">
      <style:table-cell-properties style:vertical-align="middle" fo:padding="0.049cm" fo:border="none"/>
    </style:style>
    <style:style style:name="Table2" style:family="table">
      <style:table-properties style:width="18.433cm" table:align="left"/>
    </style:style>
    <style:style style:name="Table2.A" style:family="table-column">
      <style:table-column-properties style:column-width="2.21cm"/>
    </style:style>
    <style:style style:name="Table2.B" style:family="table-column">
      <style:table-column-properties style:column-width="6.108cm"/>
    </style:style>
    <style:style style:name="Table2.C" style:family="table-column">
      <style:table-column-properties style:column-width="10.114cm"/>
    </style:style>
    <style:style style:name="Table2.A1" style:family="table-cell">
      <style:table-cell-properties style:vertical-align="middle" fo:padding="0.049cm" fo:border="none"/>
    </style:style>
    <style:style style:name="P1" style:family="paragraph" style:parent-style-name="Heading_20_1">
      <style:paragraph-properties fo:text-align="justify" style:justify-single-word="false"/>
      <style:text-properties style:font-name="JetBrains Mono Light" fo:font-size="11pt" style:text-underline-style="solid" style:text-underline-width="auto" style:text-underline-color="font-color" style:font-size-asian="11pt" style:font-size-complex="11pt"/>
    </style:style>
    <style:style style:name="P2" style:family="paragraph" style:parent-style-name="Heading_20_2">
      <style:paragraph-properties fo:text-align="justify" style:justify-single-word="false"/>
      <style:text-properties style:font-name="JetBrains Mono Light" fo:font-size="11pt" style:text-underline-style="solid" style:text-underline-width="auto" style:text-underline-color="font-color" officeooo:rsid="001acf15" officeooo:paragraph-rsid="001acf15" style:font-size-asian="11pt" style:font-size-complex="11pt"/>
    </style:style>
    <style:style style:name="P3" style:family="paragraph" style:parent-style-name="Heading_20_3">
      <style:paragraph-properties fo:text-align="justify" style:justify-single-word="false"/>
      <style:text-properties style:font-name="JetBrains Mono Light" fo:font-size="11pt" style:text-underline-style="solid" style:text-underline-width="auto" style:text-underline-color="font-color" officeooo:rsid="001acf15" style:font-size-asian="11pt" style:font-size-complex="11pt"/>
    </style:style>
    <style:style style:name="P4" style:family="paragraph" style:parent-style-name="Heading_20_3">
      <style:paragraph-properties fo:text-align="justify" style:justify-single-word="false"/>
      <style:text-properties style:font-name="JetBrains Mono Light" fo:font-size="11pt" style:text-underline-style="solid" style:text-underline-width="auto" style:text-underline-color="font-color" officeooo:rsid="001acf15" officeooo:paragraph-rsid="001acf15" style:font-size-asian="11pt" style:font-size-complex="11pt"/>
    </style:style>
    <style:style style:name="P5" style:family="paragraph" style:parent-style-name="Heading_20_3">
      <style:paragraph-properties fo:text-align="justify" style:justify-single-word="false"/>
      <style:text-properties style:font-name="JetBrains Mono Light" fo:font-size="11pt" style:text-underline-style="solid" style:text-underline-width="auto" style:text-underline-color="font-color" style:font-size-asian="11pt" style:font-size-complex="11pt"/>
    </style:style>
    <style:style style:name="P6" style:family="paragraph" style:parent-style-name="Heading_20_3">
      <style:paragraph-properties fo:text-align="justify" style:justify-single-word="false"/>
      <style:text-properties style:font-name="JetBrains Mono Light" fo:font-size="11pt" style:text-underline-style="solid" style:text-underline-width="auto" style:text-underline-color="font-color" fo:font-weight="bold" officeooo:rsid="001acf15" officeooo:paragraph-rsid="001acf15" style:font-size-asian="11pt" style:font-weight-asian="bold" style:font-size-complex="11pt" style:font-weight-complex="bold"/>
    </style:style>
    <style:style style:name="P7" style:family="paragraph" style:parent-style-name="Heading_20_3">
      <style:paragraph-properties fo:text-align="justify" style:justify-single-word="false"/>
      <style:text-properties style:font-name="JetBrains Mono Light" fo:font-size="11pt" officeooo:rsid="001acf15" officeooo:paragraph-rsid="001acf15" style:font-size-asian="11pt" style:font-size-complex="11pt"/>
    </style:style>
    <style:style style:name="P8" style:family="paragraph" style:parent-style-name="Preformatted_20_Text">
      <style:paragraph-properties fo:text-align="justify" style:justify-single-word="false"/>
      <style:text-properties style:font-name="JetBrains Mono Light" fo:font-size="11pt" fo:font-weight="bold" style:font-size-asian="11pt" style:font-weight-asian="bold" style:font-size-complex="11pt" style:font-weight-complex="bold"/>
    </style:style>
    <style:style style:name="P9" style:family="paragraph" style:parent-style-name="Preformatted_20_Text">
      <style:paragraph-properties fo:text-align="justify" style:justify-single-word="false"/>
      <style:text-properties style:font-name="JetBrains Mono Light" fo:font-size="11pt" officeooo:rsid="001acf15" style:font-size-asian="11pt" style:font-size-complex="11pt"/>
    </style:style>
    <style:style style:name="P10" style:family="paragraph" style:parent-style-name="Preformatted_20_Text">
      <style:paragraph-properties fo:text-align="justify" style:justify-single-word="false"/>
      <style:text-properties style:font-name="JetBrains Mono Light" fo:font-size="11pt" officeooo:rsid="001acf15" officeooo:paragraph-rsid="001acf15" style:font-size-asian="11pt" style:font-size-complex="11pt"/>
    </style:style>
    <style:style style:name="P11" style:family="paragraph" style:parent-style-name="Preformatted_20_Text">
      <style:paragraph-properties fo:text-align="justify" style:justify-single-word="false"/>
      <style:text-properties style:font-name="JetBrains Mono Light" fo:font-size="11pt" style:font-size-asian="11pt" style:font-size-complex="11pt"/>
    </style:style>
    <style:style style:name="P12" style:family="paragraph" style:parent-style-name="Preformatted_20_Text">
      <style:paragraph-properties fo:margin-top="0cm" fo:margin-bottom="0.499cm" loext:contextual-spacing="false" fo:text-align="justify" style:justify-single-word="false"/>
      <style:text-properties style:font-name="JetBrains Mono Light" fo:font-size="11pt" fo:font-weight="bold" style:font-size-asian="11pt" style:font-weight-asian="bold" style:font-size-complex="11pt" style:font-weight-complex="bold"/>
    </style:style>
    <style:style style:name="P13" style:family="paragraph" style:parent-style-name="Preformatted_20_Text">
      <style:paragraph-properties fo:margin-top="0cm" fo:margin-bottom="0.499cm" loext:contextual-spacing="false" fo:text-align="justify" style:justify-single-word="false"/>
      <style:text-properties style:font-name="JetBrains Mono Light" fo:font-size="11pt" style:font-size-asian="11pt" style:font-size-complex="11pt"/>
    </style:style>
    <style:style style:name="P14" style:family="paragraph" style:parent-style-name="Table_20_Contents">
      <style:paragraph-properties fo:text-align="justify" style:justify-single-word="false"/>
      <style:text-properties style:font-name="JetBrains Mono Light" fo:font-size="11pt" style:font-size-asian="11pt" style:font-size-complex="11pt"/>
    </style:style>
    <style:style style:name="P15" style:family="paragraph" style:parent-style-name="Table_20_Heading">
      <style:paragraph-properties fo:text-align="justify" style:justify-single-word="false"/>
      <style:text-properties style:font-name="JetBrains Mono Light" fo:font-size="11pt" style:font-size-asian="11pt" style:font-size-complex="11pt"/>
    </style:style>
    <style:style style:name="P16" style:family="paragraph" style:parent-style-name="Text_20_body">
      <style:paragraph-properties fo:text-align="justify" style:justify-single-word="false"/>
      <style:text-properties style:font-name="JetBrains Mono Light" fo:font-size="11pt" officeooo:rsid="001acf15" officeooo:paragraph-rsid="001acf15" style:font-size-asian="11pt" style:font-size-complex="11pt"/>
    </style:style>
    <style:style style:name="P17" style:family="paragraph" style:parent-style-name="Text_20_body">
      <style:paragraph-properties fo:text-align="justify" style:justify-single-word="false"/>
      <style:text-properties style:font-name="JetBrains Mono Light" fo:font-size="11pt" style:font-size-asian="11pt" style:font-size-complex="11pt"/>
    </style:style>
    <style:style style:name="P18" style:family="paragraph" style:parent-style-name="Text_20_body">
      <style:paragraph-properties fo:text-align="justify" style:justify-single-word="false"/>
      <style:text-properties style:font-name="JetBrains Mono Light" fo:font-size="11pt" officeooo:paragraph-rsid="001acf15" style:font-size-asian="11pt" style:font-size-complex="11pt"/>
    </style:style>
    <style:style style:name="P19" style:family="paragraph" style:parent-style-name="Text_20_body">
      <style:paragraph-properties fo:text-align="justify" style:justify-single-word="false"/>
      <style:text-properties style:font-name="JetBrains Mono Light" fo:font-size="11pt" style:text-underline-style="solid" style:text-underline-width="auto" style:text-underline-color="font-color" fo:font-weight="bold" style:font-size-asian="11pt" style:font-size-complex="11pt"/>
    </style:style>
    <style:style style:name="P20" style:family="paragraph" style:parent-style-name="Text_20_body">
      <style:paragraph-properties fo:text-align="justify" style:justify-single-word="false"/>
      <style:text-properties style:font-name="JetBrains Mono Light" fo:font-size="11pt" style:text-underline-style="solid" style:text-underline-width="auto" style:text-underline-color="font-color" fo:font-weight="bold" officeooo:rsid="001acf15" officeooo:paragraph-rsid="001acf15" style:font-size-asian="11pt" style:font-weight-asian="bold" style:font-size-complex="11pt" style:font-weight-complex="bold"/>
    </style:style>
    <style:style style:name="P21" style:family="paragraph" style:parent-style-name="Heading_20_3">
      <style:paragraph-properties fo:text-align="justify" style:justify-single-word="false"/>
      <style:text-properties style:font-name="JetBrains Mono Light" fo:font-size="11pt" officeooo:rsid="001acf15" officeooo:paragraph-rsid="001acf15" style:font-size-asian="11pt" style:font-size-complex="11pt"/>
    </style:style>
    <style:style style:name="P22" style:family="paragraph" style:parent-style-name="Table_20_Heading">
      <style:paragraph-properties fo:text-align="center" style:justify-single-word="false"/>
    </style:style>
    <style:style style:name="P23" style:family="paragraph" style:parent-style-name="Text_20_body" style:list-style-name="L1">
      <style:paragraph-properties fo:text-align="justify" style:justify-single-word="false"/>
      <style:text-properties style:font-name="JetBrains Mono Light" fo:font-size="11pt" style:font-size-asian="11pt" style:font-size-complex="11pt"/>
    </style:style>
    <style:style style:name="P24" style:family="paragraph" style:parent-style-name="Text_20_body" style:list-style-name="L3">
      <style:paragraph-properties fo:text-align="justify" style:justify-single-word="false"/>
      <style:text-properties style:font-name="JetBrains Mono Light" fo:font-size="11pt" style:font-size-asian="11pt" style:font-size-complex="11pt"/>
    </style:style>
    <style:style style:name="P25" style:family="paragraph" style:parent-style-name="Text_20_body" style:list-style-name="L4">
      <style:paragraph-properties fo:text-align="justify" style:justify-single-word="false"/>
      <style:text-properties style:font-name="JetBrains Mono Light" fo:font-size="11pt" style:font-size-asian="11pt" style:font-size-complex="11pt"/>
    </style:style>
    <style:style style:name="P26" style:family="paragraph" style:parent-style-name="Text_20_body">
      <style:paragraph-properties fo:text-align="justify" style:justify-single-word="false"/>
      <style:text-properties style:font-name="JetBrains Mono Light" fo:font-size="11pt" officeooo:rsid="001acf15" officeooo:paragraph-rsid="001acf15" style:font-size-asian="11pt" style:font-size-complex="11pt"/>
    </style:style>
    <style:style style:name="P27" style:family="paragraph" style:parent-style-name="Text_20_body" style:list-style-name="L2">
      <style:paragraph-properties fo:text-align="justify" style:justify-single-word="false"/>
      <style:text-properties style:font-name="JetBrains Mono Light" fo:font-size="11pt" fo:font-weight="bold" style:font-size-asian="11pt" style:font-weight-asian="bold" style:font-size-complex="11pt" style:font-weight-complex="bold"/>
    </style:style>
    <style:style style:name="P28" style:family="paragraph" style:parent-style-name="Text_20_body">
      <style:paragraph-properties fo:text-align="justify" style:justify-single-word="false"/>
      <style:text-properties style:font-name="JetBrains Mono Light" fo:font-size="11pt" style:text-underline-style="solid" style:text-underline-width="auto" style:text-underline-color="font-color" fo:font-weight="bold" officeooo:rsid="001acf15" officeooo:paragraph-rsid="001acf15" style:font-size-asian="11pt" style:font-size-complex="11pt"/>
    </style:style>
    <style:style style:name="P29" style:family="paragraph" style:parent-style-name="Text_20_body" style:list-style-name="L2">
      <style:paragraph-properties fo:margin-top="0cm" fo:margin-bottom="0cm" loext:contextual-spacing="false" fo:text-align="justify" style:justify-single-word="false"/>
      <style:text-properties style:font-name="JetBrains Mono Light" fo:font-size="11pt" fo:font-weight="bold" style:font-size-asian="11pt" style:font-weight-asian="bold" style:font-size-complex="11pt" style:font-weight-complex="bold"/>
    </style:style>
    <style:style style:name="P30" style:family="paragraph" style:parent-style-name="Text_20_body" style:list-style-name="L4">
      <style:paragraph-properties fo:margin-top="0cm" fo:margin-bottom="0cm" loext:contextual-spacing="false" fo:text-align="justify" style:justify-single-word="false"/>
      <style:text-properties style:font-name="JetBrains Mono Light"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acf15"/>
    </style:style>
    <style:style style:name="T4"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 – Attributes:</text:h>
      <text:p text:style-name="P17">An attribute is used to define the characteristics of an HTML element and is placed inside the element's opening tag. All attributes are made up of two parts − a <text:span text:style-name="T1">name</text:span> and a <text:span text:style-name="T1">value</text:span></text:p>
      <text:list xml:id="list2114784913" text:style-name="L1">
        <text:list-item>
          <text:p text:style-name="P23">The <text:span text:style-name="T1">name</text:span> is the property you want to set. For example, the paragraph <text:span text:style-name="T1">&lt;p&gt;</text:span> element in the example carries an attribute whose name is <text:span text:style-name="T1">align</text:span>, which you can use to indicate the alignment of paragraph on the page.</text:p>
        </text:list-item>
        <text:list-item>
          <text:p text:style-name="P23">The <text:span text:style-name="T1">value</text:span> is what you want the value of the property to be set and always put within quotations. The below example shows three possible values of align attribute: <text:span text:style-name="T1">left, center</text:span> and <text:span text:style-name="T1">right</text:span>.</text:p>
        </text:list-item>
      </text:list>
      <text:p text:style-name="P16">Example:</text:p>
      <text:p text:style-name="P18"><text:span text:style-name="T3"><text:line-break/></text:span><text:span text:style-name="T2">&lt;!DOCTYPE html&gt; </text:span></text:p>
      <text:p text:style-name="P8">&lt;html&gt;</text:p>
      <text:p text:style-name="P8"><text:s/></text:p>
      <text:p text:style-name="P8"><text:s text:c="3"/>&lt;head&gt; </text:p>
      <text:p text:style-name="P8"><text:s text:c="6"/>&lt;title&gt;Align Attribute <text:s/>Example&lt;/title&gt; </text:p>
      <text:p text:style-name="P8"><text:s text:c="3"/>&lt;/head&gt;</text:p>
      <text:p text:style-name="P8"><text:s text:c="8"/></text:p>
      <text:p text:style-name="P8"><text:s text:c="3"/>&lt;body&gt; </text:p>
      <text:p text:style-name="P8"><text:s text:c="6"/>&lt;p align = "left"&gt;This is left aligned&lt;/p&gt; </text:p>
      <text:p text:style-name="P8"><text:s text:c="6"/>&lt;p align = "center"&gt;This is center aligned&lt;/p&gt; </text:p>
      <text:p text:style-name="P8"><text:s text:c="6"/>&lt;p align = "right"&gt;This is right aligned&lt;/p&gt; </text:p>
      <text:p text:style-name="P8"><text:s text:c="3"/>&lt;/body&gt;</text:p>
      <text:p text:style-name="P8"><text:s text:c="8"/></text:p>
      <text:p text:style-name="P12">&lt;/html&gt;</text:p>
      <text:h text:style-name="P2" text:outline-level="2">Core Attributes</text:h>
      <text:p text:style-name="P17">The four core attributes that can be used on the majority of HTML elements (although not all) are −</text:p>
      <text:list xml:id="list3967837711" text:style-name="L2">
        <text:list-item>
          <text:p text:style-name="P29">Id </text:p>
        </text:list-item>
        <text:list-item>
          <text:p text:style-name="P29">Title </text:p>
        </text:list-item>
        <text:list-item>
          <text:p text:style-name="P29">Class </text:p>
        </text:list-item>
        <text:list-item>
          <text:p text:style-name="P27">Style </text:p>
        </text:list-item>
      </text:list>
      <text:h text:style-name="P5" text:outline-level="3">The Id Attribute</text:h>
      <text:p text:style-name="P17">The <text:span text:style-name="T1">id</text:span> attribute of an HTML tag can be used to uniquely identify any element within an HTML page. There are two primary reasons that you might want to use an id attribute on an element −</text:p>
      <text:list xml:id="list1481711567" text:style-name="L3">
        <text:list-item>
          <text:p text:style-name="P24"><text:soft-page-break/>If an element carries an id attribute as a unique identifier, it is possible to identify just that element and its content.</text:p>
        </text:list-item>
        <text:list-item>
          <text:p text:style-name="P24">If you have two elements of the same name within a Web page (or style sheet), you can use the id attribute to distinguish between elements that have the same name.</text:p>
        </text:list-item>
      </text:list>
      <text:p text:style-name="P17">We will discuss style sheet in separate tutorial. For now, let's use the id attribute to distinguish between two paragraph elements as shown below.</text:p>
      <text:p text:style-name="P19">Example</text:p>
      <text:p text:style-name="P8">&lt;p id = "html"&gt;This para explains what is HTML&lt;/p&gt;</text:p>
      <text:p text:style-name="P12">&lt;p id = "css"&gt;This para explains what is Cascading Style Sheet&lt;/p&gt;</text:p>
      <text:h text:style-name="P4" text:outline-level="3">The title Attribute</text:h>
      <text:p text:style-name="P17">The <text:span text:style-name="T1">title</text:span> attribute gives a suggested title for the element. They syntax for the <text:span text:style-name="T1">title</text:span> attribute is similar as explained for <text:span text:style-name="T1">id</text:span> attribute −</text:p>
      <text:p text:style-name="P17">The behavior of this attribute will depend upon the element that carries it, although it is often displayed as a tooltip when cursor comes over the element or while the element is loading.</text:p>
      <text:p text:style-name="P19">Example</text:p>
      <text:p text:style-name="P9">&lt;!DOCTYPE html&gt;</text:p>
      <text:p text:style-name="P11">&lt;html&gt;</text:p>
      <text:p text:style-name="P11"/>
      <text:p text:style-name="P11"><text:s text:c="3"/>&lt;head&gt;</text:p>
      <text:p text:style-name="P11"><text:s text:c="6"/>&lt;title&gt;The title Attribute Example&lt;/title&gt;</text:p>
      <text:p text:style-name="P11"><text:s text:c="3"/>&lt;/head&gt;</text:p>
      <text:p text:style-name="P11"><text:s text:c="8"/></text:p>
      <text:p text:style-name="P11"><text:s text:c="3"/>&lt;body&gt;</text:p>
      <text:p text:style-name="P11"><text:s text:c="6"/>&lt;h3 title = "Hello HTML!"&gt;Titled Heading Tag Example&lt;/h3&gt;</text:p>
      <text:p text:style-name="P11"><text:s text:c="3"/>&lt;/body&gt;</text:p>
      <text:p text:style-name="P11"><text:s text:c="8"/></text:p>
      <text:p text:style-name="P13">&lt;/html&gt;</text:p>
      <text:h text:style-name="P3" text:outline-level="3">The class Attribute</text:h>
      <text:p text:style-name="P17">The <text:span text:style-name="T1">class</text:span> attribute is used to associate an element with a style sheet, and specifies the class of element. You will learn more about the use of the class attribute when you will learn Cascading Style Sheet (CSS). So for now you can avoid it.</text:p>
      <text:p text:style-name="P17">The value of the attribute may also be a space-separated list of class names. For example −</text:p>
      <text:p text:style-name="P13">class = "className1 className2 className3"</text:p>
      <text:h text:style-name="P5" text:outline-level="3"><text:soft-page-break/>The style Attribute</text:h>
      <text:p text:style-name="P17">The style attribute allows you to specify Cascading Style Sheet (CSS) rules within the element.</text:p>
      <text:p text:style-name="P16">Example:</text:p>
      <text:p text:style-name="P10">&lt;!DOCTYPE html&gt;</text:p>
      <text:p text:style-name="P11">&lt;html&gt;</text:p>
      <text:p text:style-name="P11"/>
      <text:p text:style-name="P11"><text:s text:c="3"/>&lt;head&gt;</text:p>
      <text:p text:style-name="P11"><text:s text:c="6"/>&lt;title&gt;The style Attribute&lt;/title&gt;</text:p>
      <text:p text:style-name="P11"><text:s text:c="3"/>&lt;/head&gt;</text:p>
      <text:p text:style-name="P11"><text:s text:c="8"/></text:p>
      <text:p text:style-name="P11"><text:s text:c="3"/>&lt;body&gt;</text:p>
      <text:p text:style-name="P11"><text:s text:c="6"/>&lt;p style = "font-family:arial; color:#FF0000;"&gt;Some text...&lt;/p&gt;</text:p>
      <text:p text:style-name="P11"><text:s text:c="3"/>&lt;/body&gt;</text:p>
      <text:p text:style-name="P11"><text:s text:c="8"/></text:p>
      <text:p text:style-name="P13">&lt;/html&gt;</text:p>
      <text:h text:style-name="P2" text:outline-level="2">Internationalization Attributes</text:h>
      <text:p text:style-name="P17">There are three internationalization attributes, which are available for most (although not all) XHTML elements.</text:p>
      <text:list xml:id="list4189191817" text:style-name="L4">
        <text:list-item>
          <text:p text:style-name="P30">dir </text:p>
        </text:list-item>
        <text:list-item>
          <text:p text:style-name="P30">lang </text:p>
        </text:list-item>
        <text:list-item>
          <text:p text:style-name="P25">xml:lang </text:p>
        </text:list-item>
      </text:list>
      <text:h text:style-name="P7" text:outline-level="3">The dir Attribute</text:h>
      <text:p text:style-name="P17">The <text:span text:style-name="T1">dir</text:span> attribute allows you to indicate to the browser about the direction in which the text should flow. The dir attribute can take one of two values, as you can see in the table that follows −</text:p>
      <table:table table:name="Table1" table:style-name="Table1">
        <table:table-column table:style-name="Table1.A"/>
        <table:table-column table:style-name="Table1.B"/>
        <table:table-row table:style-name="TableLine93859549330784">
          <table:table-cell table:style-name="Table1.A1" office:value-type="string">
            <text:p text:style-name="P15">Value</text:p>
          </table:table-cell>
          <table:table-cell table:style-name="Table1.A1" office:value-type="string">
            <text:p text:style-name="P15">Meaning</text:p>
          </table:table-cell>
        </table:table-row>
        <table:table-row table:style-name="TableLine93859549387392">
          <table:table-cell table:style-name="Table1.A1" office:value-type="string">
            <text:p text:style-name="P14">ltr</text:p>
          </table:table-cell>
          <table:table-cell table:style-name="Table1.A1" office:value-type="string">
            <text:p text:style-name="P14">Left to right (the default value)</text:p>
          </table:table-cell>
        </table:table-row>
        <table:table-row table:style-name="TableLine93859549387744">
          <table:table-cell table:style-name="Table1.A1" office:value-type="string">
            <text:p text:style-name="P14">rtl</text:p>
          </table:table-cell>
          <table:table-cell table:style-name="Table1.A1" office:value-type="string">
            <text:p text:style-name="P14">Right to left (for languages such as Hebrew or Arabic that are read right to left)</text:p>
          </table:table-cell>
        </table:table-row>
      </table:table>
      <text:p text:style-name="P16"/>
      <text:p text:style-name="P20">Example:</text:p>
      <text:p text:style-name="P10">&lt;!DOCTYPE html&gt;</text:p>
      <text:p text:style-name="P11">&lt;html dir = "rtl"&gt;</text:p>
      <text:p text:style-name="P11"/>
      <text:p text:style-name="P11"><text:s text:c="3"/>&lt;head&gt;</text:p>
      <text:p text:style-name="P11"><text:s text:c="6"/>&lt;title&gt;Display Directions&lt;/title&gt;</text:p>
      <text:p text:style-name="P11"><text:s text:c="3"/>&lt;/head&gt;</text:p>
      <text:p text:style-name="P11"><text:s text:c="8"/></text:p>
      <text:p text:style-name="P11"><text:soft-page-break/><text:s text:c="3"/>&lt;body&gt;</text:p>
      <text:p text:style-name="P11"><text:s text:c="6"/>This is how IE 5 renders right-to-left directed text.</text:p>
      <text:p text:style-name="P11"><text:s text:c="3"/>&lt;/body&gt;</text:p>
      <text:p text:style-name="P11"><text:s text:c="8"/></text:p>
      <text:p text:style-name="P13">&lt;/html&gt;</text:p>
      <text:h text:style-name="P6" text:outline-level="3">The lang Attribute</text:h>
      <text:p text:style-name="P17">The <text:span text:style-name="T1">lang</text:span> attribute allows you to indicate the main language used in a document, but this attribute was kept in HTML only for backwards compatibility with earlier versions of HTML. This attribute has been replaced by the <text:span text:style-name="T1">xml:lang</text:span> attribute in new XHTML documents.</text:p>
      <text:p text:style-name="P28">Example</text:p>
      <text:p text:style-name="P11">&lt;!DOCTYPE html&gt;</text:p>
      <text:p text:style-name="P11">&lt;html lang = "en"&gt;</text:p>
      <text:p text:style-name="P11"/>
      <text:p text:style-name="P11"><text:s text:c="3"/>&lt;head&gt;</text:p>
      <text:p text:style-name="P11"><text:s text:c="6"/>&lt;title&gt;English Language Page&lt;/title&gt;</text:p>
      <text:p text:style-name="P11"><text:s text:c="3"/>&lt;/head&gt;</text:p>
      <text:p text:style-name="P11"/>
      <text:p text:style-name="P11"><text:s text:c="3"/>&lt;body&gt;</text:p>
      <text:p text:style-name="P11"><text:s text:c="6"/>This page is using English Language</text:p>
      <text:p text:style-name="P11"><text:s text:c="3"/>&lt;/body&gt;</text:p>
      <text:p text:style-name="P11"/>
      <text:p text:style-name="P13">&lt;/html&gt;</text:p>
      <text:h text:style-name="P2" text:outline-level="2">The xml:lang Attribute</text:h>
      <text:p text:style-name="P17">The <text:span text:style-name="T4">xml:lang</text:span> attribute is the XHTML replacement for the <text:span text:style-name="T4">lang</text:span> attribute. The value of the <text:span text:style-name="T4">xml:lang</text:span> attribute should be an ISO-639 country code as mentioned in previous section.</text:p>
      <text:h text:style-name="P7" text:outline-level="3">Generic Attributes</text:h>
      <text:p text:style-name="Text_20_body">Here's a table of some other attributes that are readily usable with many of the HTML tags.</text:p>
      <table:table table:name="Table2" table:style-name="Table2">
        <table:table-column table:style-name="Table2.A"/>
        <table:table-column table:style-name="Table2.B"/>
        <table:table-column table:style-name="Table2.C"/>
        <table:table-row table:style-name="TableLine93859550471584">
          <table:table-cell table:style-name="Table2.A1" office:value-type="string">
            <text:p text:style-name="P22">Attribute</text:p>
          </table:table-cell>
          <table:table-cell table:style-name="Table2.A1" office:value-type="string">
            <text:p text:style-name="P22">Options</text:p>
          </table:table-cell>
          <table:table-cell table:style-name="Table2.A1" office:value-type="string">
            <text:p text:style-name="P22">Function</text:p>
          </table:table-cell>
        </table:table-row>
        <table:table-row table:style-name="TableLine93859550471584">
          <table:table-cell table:style-name="Table2.A1" office:value-type="string">
            <text:p text:style-name="Table_20_Contents">align</text:p>
          </table:table-cell>
          <table:table-cell table:style-name="Table2.A1" office:value-type="string">
            <text:p text:style-name="Table_20_Contents">right, left, center</text:p>
          </table:table-cell>
          <table:table-cell table:style-name="Table2.A1" office:value-type="string">
            <text:p text:style-name="Table_20_Contents">Horizontally aligns tags</text:p>
          </table:table-cell>
        </table:table-row>
        <table:table-row table:style-name="TableLine93859550471584">
          <table:table-cell table:style-name="Table2.A1" office:value-type="string">
            <text:p text:style-name="Table_20_Contents">valign</text:p>
          </table:table-cell>
          <table:table-cell table:style-name="Table2.A1" office:value-type="string">
            <text:p text:style-name="Table_20_Contents">top, middle, bottom</text:p>
          </table:table-cell>
          <table:table-cell table:style-name="Table2.A1" office:value-type="string">
            <text:p text:style-name="Table_20_Contents">Vertically aligns tags within an HTML element.</text:p>
          </table:table-cell>
        </table:table-row>
        <table:table-row table:style-name="TableLine93859550471584">
          <table:table-cell table:style-name="Table2.A1" office:value-type="string">
            <text:p text:style-name="Table_20_Contents">bgcolor</text:p>
          </table:table-cell>
          <table:table-cell table:style-name="Table2.A1" office:value-type="string">
            <text:p text:style-name="Table_20_Contents">numeric, hexidecimal, RGB values</text:p>
          </table:table-cell>
          <table:table-cell table:style-name="Table2.A1" office:value-type="string">
            <text:p text:style-name="Table_20_Contents">Places a background color behind an element</text:p>
          </table:table-cell>
        </table:table-row>
        <table:table-row table:style-name="TableLine93859550471584">
          <table:table-cell table:style-name="Table2.A1" office:value-type="string">
            <text:p text:style-name="Table_20_Contents">background</text:p>
          </table:table-cell>
          <table:table-cell table:style-name="Table2.A1" office:value-type="string">
            <text:p text:style-name="Table_20_Contents">URL</text:p>
          </table:table-cell>
          <table:table-cell table:style-name="Table2.A1" office:value-type="string">
            <text:p text:style-name="Table_20_Contents">Places a background image behind an element</text:p>
          </table:table-cell>
        </table:table-row>
        <table:table-row table:style-name="TableLine93859550471584">
          <table:table-cell table:style-name="Table2.A1" office:value-type="string">
            <text:p text:style-name="Table_20_Contents">id</text:p>
          </table:table-cell>
          <table:table-cell table:style-name="Table2.A1" office:value-type="string">
            <text:p text:style-name="Table_20_Contents">User Defined</text:p>
          </table:table-cell>
          <table:table-cell table:style-name="Table2.A1" office:value-type="string">
            <text:p text:style-name="Table_20_Contents">Names an element for use with Cascading Style Sheets.</text:p>
          </table:table-cell>
        </table:table-row>
        <table:table-row table:style-name="TableLine93859550471584">
          <table:table-cell table:style-name="Table2.A1" office:value-type="string">
            <text:p text:style-name="Table_20_Contents">class</text:p>
          </table:table-cell>
          <table:table-cell table:style-name="Table2.A1" office:value-type="string">
            <text:p text:style-name="Table_20_Contents">User Defined</text:p>
          </table:table-cell>
          <table:table-cell table:style-name="Table2.A1" office:value-type="string">
            <text:p text:style-name="Table_20_Contents">Classifies an element for use with Cascading Style Sheets.</text:p>
          </table:table-cell>
        </table:table-row>
        <table:table-row table:style-name="TableLine93859550471584">
          <table:table-cell table:style-name="Table2.A1" office:value-type="string">
            <text:p text:style-name="Table_20_Contents">width</text:p>
          </table:table-cell>
          <table:table-cell table:style-name="Table2.A1" office:value-type="string">
            <text:p text:style-name="Table_20_Contents">Numeric Value</text:p>
          </table:table-cell>
          <table:table-cell table:style-name="Table2.A1" office:value-type="string">
            <text:p text:style-name="Table_20_Contents">Specifies the width of tables, images, or table cells.</text:p>
          </table:table-cell>
        </table:table-row>
        <table:table-row table:style-name="TableLine93859550471584">
          <table:table-cell table:style-name="Table2.A1" office:value-type="string">
            <text:p text:style-name="Table_20_Contents">height</text:p>
          </table:table-cell>
          <table:table-cell table:style-name="Table2.A1" office:value-type="string">
            <text:p text:style-name="Table_20_Contents">Numeric Value</text:p>
          </table:table-cell>
          <table:table-cell table:style-name="Table2.A1" office:value-type="string">
            <text:p text:style-name="Table_20_Contents">Specifies the height of tables, images, or table cells.</text:p>
          </table:table-cell>
        </table:table-row>
        <table:table-row table:style-name="TableLine93859550471584">
          <table:table-cell table:style-name="Table2.A1" office:value-type="string">
            <text:p text:style-name="Table_20_Contents">title</text:p>
          </table:table-cell>
          <table:table-cell table:style-name="Table2.A1" office:value-type="string">
            <text:p text:style-name="Table_20_Contents">User Defined</text:p>
          </table:table-cell>
          <table:table-cell table:style-name="Table2.A1" office:value-type="string">
            <text:p text:style-name="Table_20_Contents">"Pop-up" title of the elements.</text:p>
          </table:table-cell>
        </table:table-row>
      </table:table>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JetBrains Mono Light" svg:font-family="'JetBrains Mono Light'"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131cm" fo:margin-right="1.18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22T16:09:49.558991501</meta:creation-date>
    <dc:date>2024-01-22T16:15:28.719517020</dc:date>
    <meta:editing-duration>PT5M19S</meta:editing-duration>
    <meta:editing-cycles>3</meta:editing-cycles>
    <meta:generator>LibreOffice/6.4.7.2$Linux_X86_64 LibreOffice_project/40$Build-2</meta:generator>
    <meta:document-statistic meta:table-count="2" meta:image-count="0" meta:object-count="0" meta:page-count="4" meta:paragraph-count="137" meta:word-count="826" meta:character-count="5117" meta:non-whitespace-character-count="4216"/>
  </office:meta>
</office:document-meta>
</file>